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3.83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3.09mm"/>
    </style:style>
    <style:style style:name="co6" style:family="table-column">
      <style:table-column-properties fo:break-before="auto" style:column-width="12.01mm"/>
    </style:style>
    <style:style style:name="co7" style:family="table-column">
      <style:table-column-properties fo:break-before="auto" style:column-width="29.44mm"/>
    </style:style>
    <style:style style:name="co8" style:family="table-column">
      <style:table-column-properties fo:break-before="auto" style:column-width="12.47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23.78mm"/>
    </style:style>
    <style:style style:name="co11" style:family="table-column">
      <style:table-column-properties fo:break-before="auto" style:column-width="26.72mm"/>
    </style:style>
    <style:style style:name="co12" style:family="table-column">
      <style:table-column-properties fo:break-before="auto" style:column-width="31.71mm"/>
    </style:style>
    <style:style style:name="co13" style:family="table-column">
      <style:table-column-properties fo:break-before="auto" style:column-width="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99pt groove #000000"/>
      <style:text-properties style:use-window-font-color="true"/>
    </style:style>
    <style:style style:name="ce5" style:family="table-cell" style:parent-style-name="Default">
      <style:table-cell-properties fo:background-color="#b2b2b2" fo:border="0.99pt groove #000000"/>
    </style:style>
    <style:style style:name="ce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wrap-option="wrap" fo:border="0.99pt groove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abels</text:p>
          </table:table-cell>
          <table:table-cell table:style-name="ce3"/>
          <table:table-cell table:number-columns-repeated="9"/>
          <table:table-cell table:style-name="ce19"/>
          <table:table-cell table:number-columns-repeated="2"/>
          <table:table-cell table:style-name="ce19" table:number-columns-repeated="1009"/>
        </table:table-row>
        <table:table-row table:style-name="ro2">
          <table:table-cell/>
          <table:table-cell table:style-name="ce4"/>
          <table:table-cell table:style-name="ce14" office:value-type="string" calcext:value-type="string">
            <text:p>primary key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table:style-name="ce14" office:value-type="string" calcext:value-type="string">
            <text:p>foreign ke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6" office:value-type="string" calcext:value-type="string">
            <text:p>Person</text:p>
          </table:table-cell>
          <table:table-cell table:style-name="ce15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6" office:value-type="string" calcext:value-type="string">
            <text:p>Landlord</text:p>
          </table:table-cell>
          <table:table-cell table:style-name="ce15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1" office:value-type="string" calcext:value-type="string">
            <text:p>Landshare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"/>
          <table:table-cell/>
          <table:table-cell table:style-name="ce1" table:number-columns-repeated="1003"/>
        </table:table-row>
        <table:table-row table:style-name="ro1">
          <table:table-cell/>
          <table:table-cell table:style-name="ce7" office:value-type="string" calcext:value-type="string">
            <text:p>person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table:style-name="ce7" office:value-type="string" calcext:value-type="string">
            <text:p>landlord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landshare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H7]" office:value-type="string" office:string-value="Landlord" calcext:value-type="string">
            <text:p>Landlord</text:p>
          </table:table-cell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H18]" office:value-type="string" office:string-value="Rent" calcext:value-type="string">
            <text:p>Rent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B28]" office:value-type="string" office:string-value="Contract" calcext:value-type="string">
            <text:p>Contract</text:p>
          </table:table-cell>
          <table:table-cell/>
          <table:table-cell table:style-name="ce8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hasOne</text:p>
          </table:table-cell>
          <table:table-cell table:formula="of:=[.H30]" office:value-type="string" office:string-value="addreseable" calcext:value-type="string">
            <text:p>addreseable</text:p>
          </table:table-cell>
          <table:table-cell table:formula="of:=[.H28]" office:value-type="string" office:string-value="Address" calcext:value-type="string">
            <text:p>Address</text:p>
          </table:table-cell>
          <table:table-cell/>
          <table:table-cell table:style-name="ce9" table:formula="of:=[.B8]" office:value-type="string" office:string-value="person_id" calcext:value-type="string">
            <text:p>person_id</text:p>
          </table:table-cell>
          <table:table-cell table:number-columns-repeated="5"/>
          <table:table-cell office:value-type="string" calcext:value-type="string">
            <text:p>cadastral_num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table:number-columns-repeated="5"/>
          <table:table-cell table:style-name="ce9" table:formula="of:=[.N8]" office:value-type="string" office:string-value="landshare_id" calcext:value-type="string">
            <text:p>landshare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7]" office:value-type="string" office:string-value="Person" calcext:value-type="string">
            <text:p>Person</text:p>
          </table:table-cell>
          <table:table-cell/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hasManyTrough</text:p>
          </table:table-cell>
          <table:table-cell table:formula="of:=[.H7]" office:value-type="string" office:string-value="Landlord" calcext:value-type="string">
            <text:p>Landlord</text:p>
          </table:table-cell>
          <table:table-cell table:formula="of:=[.B7]" office:value-type="string" office:string-value="Person" calcext:value-type="string">
            <text:p>Pers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urname</text:p>
          </table:table-cell>
          <table:table-cell table:number-columns-repeated="5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N7]" office:value-type="string" office:string-value="Landshare" calcext:value-type="string">
            <text:p>Landshare</text:p>
          </table:table-cell>
          <table:table-cell/>
          <table:table-cell table:style-name="ce9" office:value-type="string" calcext:value-type="string">
            <text:p>field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56]" office:value-type="string" office:string-value="Farm" calcext:value-type="string">
            <text:p>Farm</text:p>
          </table:table-cell>
          <table:table-cell table:number-columns-repeated="1006"/>
        </table:table-row>
        <table:table-row table:style-name="ro1">
          <table:table-cell/>
          <table:table-cell table:style-name="ce9" table:formula="of:=[.H29]" office:value-type="string" office:string-value="address" calcext:value-type="string">
            <text:p>address</text:p>
          </table:table-cell>
          <table:table-cell table:number-columns-repeated="5"/>
          <table:table-cell table:style-name="ce9" table:formula="of:=[.B43]" office:value-type="string" office:string-value="ownershipright_id" calcext:value-type="string">
            <text:p>ownershipright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28]" office:value-type="string" office:string-value="Contract" calcext:value-type="string">
            <text:p>Contract</text:p>
          </table:table-cell>
          <table:table-cell/>
          <table:table-cell table:style-name="ce9" table:formula="of:=[.N29]" office:value-type="string" office:string-value="status_id" calcext:value-type="string">
            <text:p>status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N28]" office:value-type="string" office:string-value="Status" calcext:value-type="string">
            <text:p>Status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9" office:value-type="string" calcext:value-type="string">
            <text:p>contract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42]" office:value-type="string" office:string-value="OwnershipRight" calcext:value-type="string">
            <text:p>OwnershipRight</text:p>
          </table:table-cell>
          <table:table-cell/>
          <table:table-cell table:style-name="ce9" table:formula="of:=[.B57]" office:value-type="string" office:string-value="farm_id" calcext:value-type="string">
            <text:p>farm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66]" office:value-type="string" office:string-value="field_id" calcext:value-type="string">
            <text:p>field_id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9" table:formula="of:=[.H8]" office:value-type="string" office:string-value="landlord_id" calcext:value-type="string">
            <text:p>landlord_i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0" office:value-type="string" calcext:value-type="string">
            <text:p>RentingWay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Rent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AnnualRent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3"/>
          <table:table-cell table:style-name="ce2" table:number-columns-repeated="1003"/>
        </table:table-row>
        <table:table-row table:style-name="ro1">
          <table:table-cell/>
          <table:table-cell office:value-type="string" calcext:value-type="string">
            <text:p>renting_way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ren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annual-ren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N42]" office:value-type="string" office:string-value="Equivalent" calcext:value-type="string">
            <text:p>Equivalen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H18]" office:value-type="string" office:string-value="Rent" calcext:value-type="string">
            <text:p>Rent</text:p>
          </table:table-cell>
          <table:table-cell/>
          <table:table-cell table:style-name="ce8" office:value-type="string" calcext:value-type="string">
            <text:p>id</text:p>
          </table:table-cell>
          <table:table-cell table:number-columns-repeated="5"/>
          <table:table-cell table:style-name="ce8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5"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H7]" office:value-type="string" office:string-value="Landlord" calcext:value-type="string">
            <text:p>Landlord</text:p>
          </table:table-cell>
          <table:table-cell/>
          <table:table-cell office:value-type="string" calcext:value-type="string">
            <text:p>year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1">
          <table:table-cell table:number-columns-repeated="7"/>
          <table:table-cell table:style-name="ce9" office:value-type="string" calcext:value-type="string">
            <text:p>landlord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18]" office:value-type="string" office:string-value="RentingWay" calcext:value-type="string">
            <text:p>RentingWay</text:p>
          </table:table-cell>
          <table:table-cell/>
          <table:table-cell office:value-type="string" calcext:value-type="string">
            <text:p>amount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9" table:formula="of:=[.B19]" office:value-type="string" office:string-value="renting_way_id" calcext:value-type="string">
            <text:p>renting_way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N7]" office:value-type="string" office:string-value="Landshare" calcext:value-type="string">
            <text:p>Landshar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9" table:formula="of:=[.N8]" office:value-type="string" office:string-value="landshare_id" calcext:value-type="string">
            <text:p>landshare_i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mou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ontract</text:p>
          </table:table-cell>
          <table:table-cell table:style-name="ce15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1" office:value-type="string" calcext:value-type="string">
            <text:p>Address</text:p>
          </table:table-cell>
          <table:table-cell table:style-name="ce1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1" office:value-type="string" calcext:value-type="string">
            <text:p>Status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ntrac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table:style-name="ce18"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status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H7]" office:value-type="string" office:string-value="Landlord" calcext:value-type="string">
            <text:p>Landlord</text:p>
          </table:table-cell>
          <table:table-cell/>
          <table:table-cell office:value-type="string" calcext:value-type="string">
            <text:p>addreseable</text:p>
          </table:table-cell>
          <table:table-cell/>
          <table:table-cell office:value-type="string" calcext:value-type="string">
            <text:p>belongsTo</text:p>
          </table:table-cell>
          <table:table-cell table:formula="of:=[.H30]" office:value-type="string" office:string-value="addreseable" calcext:value-type="string">
            <text:p>addreseable</text:p>
          </table:table-cell>
          <table:table-cell table:number-columns-repeated="4"/>
          <table:table-cell office:value-type="string" calcext:value-type="string">
            <text:p>belongsTo</text:p>
          </table:table-cell>
          <table:table-cell/>
          <table:table-cell table:formula="of:=[.N7]" office:value-type="string" office:string-value="Landshare" calcext:value-type="string">
            <text:p>Landshar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H7]" office:value-type="string" office:string-value="Landlord" calcext:value-type="string">
            <text:p>Landlord</text:p>
          </table:table-cell>
          <table:table-cell/>
          <table:table-cell table:style-name="ce9" office:value-type="string" calcext:value-type="string">
            <text:p>addreseable_id</text:p>
          </table:table-cell>
          <table:table-cell table:number-columns-repeated="5"/>
          <table:table-cell table:style-name="ce12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N7]" office:value-type="string" office:string-value="Landshare" calcext:value-type="string">
            <text:p>Landshare</text:p>
          </table:table-cell>
          <table:table-cell/>
          <table:table-cell table:style-name="ce9" office:value-type="string" calcext:value-type="string">
            <text:p>addreseable_type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56]" office:value-type="string" office:string-value="Farm" calcext:value-type="string">
            <text:p>Farm</text:p>
          </table:table-cell>
          <table:table-cell/>
          <table:table-cell office:value-type="string" calcext:value-type="string">
            <text:p>region</text:p>
          </table:table-cell>
          <table:table-cell table:number-columns-repeated="1016"/>
        </table:table-row>
        <table:table-row table:style-name="ro1">
          <table:table-cell/>
          <table:table-cell table:style-name="ce9" table:formula="of:=[.N8]" office:value-type="string" office:string-value="landshare_id" calcext:value-type="string">
            <text:p>landshare_id</text:p>
          </table:table-cell>
          <table:table-cell table:number-columns-repeated="5"/>
          <table:table-cell office:value-type="string" calcext:value-type="string">
            <text:p>town</text:p>
          </table:table-cell>
          <table:table-cell table:number-columns-repeated="1016"/>
        </table:table-row>
        <table:table-row table:style-name="ro1">
          <table:table-cell/>
          <table:table-cell table:style-name="ce9" table:formula="of:=[.H8]" office:value-type="string" office:string-value="landlord_id" calcext:value-type="string">
            <text:p>landlord_id</text:p>
          </table:table-cell>
          <table:table-cell table:number-columns-repeated="5"/>
          <table:table-cell office:value-type="string" calcext:value-type="string">
            <text:p>stre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lidity</text:p>
          </table:table-cell>
          <table:table-cell table:number-columns-repeated="5"/>
          <table:table-cell office:value-type="string" calcext:value-type="string">
            <text:p>house_nu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xpiration_date</text:p>
          </table:table-cell>
          <table:table-cell table:number-columns-repeated="5"/>
          <table:table-cell office:value-type="string" calcext:value-type="string">
            <text:p>flat_num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farm_id</text:p>
          </table:table-cell>
          <table:table-cell table:number-columns-repeated="5"/>
          <table:table-cell office:value-type="string" calcext:value-type="string">
            <text:p>post_cod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e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OwnershipRight</text:p>
          </table:table-cell>
          <table:table-cell table:style-name="ce2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Issuance</text:p>
          </table:table-cell>
          <table:table-cell table:style-name="ce2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Equivalent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wnershiprigh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issuance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equivalen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H7]" office:value-type="string" office:string-value="Landlord" calcext:value-type="string">
            <text:p>Landlord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id</text:p>
          </table:table-cell>
          <table:table-cell table:number-columns-repeated="5"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H7]" office:value-type="string" office:string-value="Landlord" calcext:value-type="string">
            <text:p>Landlord</text:p>
          </table:table-cell>
          <table:table-cell/>
          <table:table-cell table:style-name="ce12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56]" office:value-type="string" office:string-value="Farm" calcext:value-type="string">
            <text:p>Farm</text:p>
          </table:table-cell>
          <table:table-cell/>
          <table:table-cell office:value-type="string" calcext:value-type="string">
            <text:p>year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N56]" office:value-type="string" office:string-value="Employee" calcext:value-type="string">
            <text:p>Employee</text:p>
          </table:table-cell>
          <table:table-cell/>
          <table:table-cell table:style-name="ce9" office:value-type="string" calcext:value-type="string">
            <text:p>renting_ways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18]" office:value-type="string" office:string-value="RentingWay" calcext:value-type="string">
            <text:p>RentingWay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9" table:formula="of:=[.H8]" office:value-type="string" office:string-value="landlord_id" calcext:value-type="string">
            <text:p>landlord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H56]" office:value-type="string" office:string-value="Place" calcext:value-type="string">
            <text:p>Place</text:p>
          </table:table-cell>
          <table:table-cell/>
          <table:table-cell office:value-type="string" calcext:value-type="string">
            <text:p>pric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9" table:formula="of:=[.B57]" office:value-type="string" office:string-value="farm_id" calcext:value-type="string">
            <text:p>farm_i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 table:formula="of:=[.H57]" office:value-type="string" office:string-value="place_id" calcext:value-type="string">
            <text:p>place_i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 table:formula="of:=[.N57]" office:value-type="string" office:string-value="employee_id" calcext:value-type="string">
            <text:p>employee_id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Farm</text:p>
          </table:table-cell>
          <table:table-cell table:style-name="ce2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Place</text:p>
          </table:table-cell>
          <table:table-cell table:style-name="ce2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Employee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arm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place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employee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H56]" office:value-type="string" office:string-value="Place" calcext:value-type="string">
            <text:p>Place</text:p>
          </table:table-cell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H42]" office:value-type="string" office:string-value="Issuance" calcext:value-type="string">
            <text:p>Issuance</text:p>
          </table:table-cell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B56]" office:value-type="string" office:string-value="Farm" calcext:value-type="string">
            <text:p>Farm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H42]" office:value-type="string" office:string-value="Issuance" calcext:value-type="string">
            <text:p>Issuance</text:p>
          </table:table-cell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B56]" office:value-type="string" office:string-value="Farm" calcext:value-type="string">
            <text:p>Farm</text:p>
          </table:table-cell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H42]" office:value-type="string" office:string-value="Issuance" calcext:value-type="string">
            <text:p>Issuanc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5"/>
          <table:table-cell table:style-name="ce8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hief_id (employee)</text:p>
          </table:table-cell>
          <table:table-cell/>
          <table:table-cell office:value-type="string" calcext:value-type="string">
            <text:p>hasOne</text:p>
          </table:table-cell>
          <table:table-cell table:style-name="ce17"/>
          <table:table-cell table:formula="of:=[.N56]" office:value-type="string" office:string-value="Employee" calcext:value-type="string">
            <text:p>Employee</text:p>
          </table:table-cell>
          <table:table-cell/>
          <table:table-cell table:style-name="ce9" office:value-type="string" calcext:value-type="string">
            <text:p>adress</text:p>
          </table:table-cell>
          <table:table-cell/>
          <table:table-cell office:value-type="string" calcext:value-type="string">
            <text:p>hasOne</text:p>
          </table:table-cell>
          <table:table-cell table:formula="of:=[.H30]" office:value-type="string" office:string-value="addreseable" calcext:value-type="string">
            <text:p>addreseable</text:p>
          </table:table-cell>
          <table:table-cell table:formula="of:=[.H28]" office:value-type="string" office:string-value="Address" calcext:value-type="string">
            <text:p>Address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adress</text:p>
          </table:table-cell>
          <table:table-cell/>
          <table:table-cell office:value-type="string" calcext:value-type="string">
            <text:p>hasOne</text:p>
          </table:table-cell>
          <table:table-cell table:formula="of:=[.H30]" office:value-type="string" office:string-value="addreseable" calcext:value-type="string">
            <text:p>addreseable</text:p>
          </table:table-cell>
          <table:table-cell table:formula="of:=[.H28]" office:value-type="string" office:string-value="Address" calcext:value-type="string">
            <text:p>Address</text:p>
          </table:table-cell>
          <table:table-cell/>
          <table:table-cell table:style-name="ce9" table:formula="of:=[.B57]" office:value-type="string" office:string-value="farm_id" calcext:value-type="string">
            <text:p>farm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B56]" office:value-type="string" office:string-value="Farm" calcext:value-type="string">
            <text:p>Farm</text:p>
          </table:table-cell>
          <table:table-cell/>
          <table:table-cell office:value-type="string" calcext:value-type="string">
            <text:p>last_nam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urnam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position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string" calcext:value-type="string">
            <text:p>Field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eld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B56]" office:value-type="string" office:string-value="Farm" calcext:value-type="string">
            <text:p>Farm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N7]" office:value-type="string" office:string-value="Landshare" calcext:value-type="string">
            <text:p>Landsha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number-columns-repeated="1022"/>
        </table:table-row>
        <table:table-row table:style-name="ro1">
          <table:table-cell/>
          <table:table-cell table:style-name="ce9" table:formula="of:=[.B57]" office:value-type="string" office:string-value="farm_id" calcext:value-type="string">
            <text:p>farm_i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</table:table>
      <table:table table:name="Остання версія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abels</text:p>
          </table:table-cell>
          <table:table-cell table:style-name="ce3"/>
          <table:table-cell table:number-columns-repeated="9"/>
          <table:table-cell table:style-name="ce19"/>
          <table:table-cell table:number-columns-repeated="2"/>
          <table:table-cell table:style-name="ce19" table:number-columns-repeated="1009"/>
        </table:table-row>
        <table:table-row table:style-name="ro2">
          <table:table-cell/>
          <table:table-cell table:style-name="ce4"/>
          <table:table-cell table:style-name="ce14" office:value-type="string" calcext:value-type="string">
            <text:p>primary key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table:style-name="ce14" office:value-type="string" calcext:value-type="string">
            <text:p>foreign ke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6" office:value-type="string" calcext:value-type="string">
            <text:p>Person</text:p>
          </table:table-cell>
          <table:table-cell table:style-name="ce15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6" office:value-type="string" calcext:value-type="string">
            <text:p>Landlord</text:p>
          </table:table-cell>
          <table:table-cell table:style-name="ce15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1" office:value-type="string" calcext:value-type="string">
            <text:p>Landshare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"/>
          <table:table-cell/>
          <table:table-cell table:style-name="ce1" table:number-columns-repeated="1003"/>
        </table:table-row>
        <table:table-row table:style-name="ro1">
          <table:table-cell/>
          <table:table-cell table:style-name="ce7" office:value-type="string" calcext:value-type="string">
            <text:p>person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table:style-name="ce7" office:value-type="string" calcext:value-type="string">
            <text:p>landlord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landshare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belongsTo</text:p>
          </table:table-cell>
          <table:table-cell/>
          <table:table-cell table:formula="of:=[.B$7]" office:value-type="string" office:string-value="Person" calcext:value-type="string">
            <text:p>Person</text:p>
          </table:table-cell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$N$28]" office:value-type="string" office:string-value="Status" calcext:value-type="string">
            <text:p>Status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N$7]" office:value-type="string" office:string-value="Landshare" calcext:value-type="string">
            <text:p>Landshare</text:p>
          </table:table-cell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B$65]" office:value-type="string" office:string-value="Field" calcext:value-type="string">
            <text:p>Fiel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hasMany</text:p>
          </table:table-cell>
          <table:table-cell table:formula="of:=[.H7]" office:value-type="string" office:string-value="Landlord" calcext:value-type="string">
            <text:p>Landlord</text:p>
          </table:table-cell>
          <table:table-cell table:formula="of:=[.$N$7]" office:value-type="string" office:string-value="Landshare" calcext:value-type="string">
            <text:p>Landshare</text:p>
          </table:table-cell>
          <table:table-cell/>
          <table:table-cell table:style-name="ce9" table:formula="of:=[.B8]" office:value-type="string" office:string-value="person_id" calcext:value-type="string">
            <text:p>person_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B$42]" office:value-type="string" office:string-value="OwnershipRight" calcext:value-type="string">
            <text:p>OwnershipRight</text:p>
          </table:table-cell>
          <table:table-cell/>
          <table:table-cell office:value-type="string" calcext:value-type="string">
            <text:p>cadastral_num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B$56]" office:value-type="string" office:string-value="Farm" calcext:value-type="string">
            <text:p>Farm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hasOne</text:p>
          </table:table-cell>
          <table:table-cell table:formula="of:=[.H30]" office:value-type="string" office:string-value="addreseable" calcext:value-type="string">
            <text:p>addreseable</text:p>
          </table:table-cell>
          <table:table-cell table:formula="of:=[.$H$28]" office:value-type="string" office:string-value="Address" calcext:value-type="string">
            <text:p>Address</text:p>
          </table:table-cell>
          <table:table-cell/>
          <table:table-cell table:style-name="ce9" table:formula="of:=[.N8]" office:value-type="string" office:string-value="landshare_id" calcext:value-type="string">
            <text:p>landshare_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B$28]" office:value-type="string" office:string-value="Contract" calcext:value-type="string">
            <text:p>Contract</text:p>
          </table:table-cell>
          <table:table-cell/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H$7]" office:value-type="string" office:string-value="Landlord" calcext:value-type="string">
            <text:p>Landlor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urname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5"/>
          <table:table-cell table:style-name="ce9" office:value-type="string" calcext:value-type="string">
            <text:p>field_id</text:p>
          </table:table-cell>
          <table:table-cell table:number-columns-repeated="1010"/>
        </table:table-row>
        <table:table-row table:style-name="ro1">
          <table:table-cell/>
          <table:table-cell table:style-name="ce9" table:formula="of:=[.H29]" office:value-type="string" office:string-value="address" calcext:value-type="string">
            <text:p>address</text:p>
          </table:table-cell>
          <table:table-cell table:number-columns-repeated="5"/>
          <table:table-cell table:style-name="ce9" table:formula="of:=[.B43]" office:value-type="string" office:string-value="ownershipright_id" calcext:value-type="string">
            <text:p>ownershipright_id</text:p>
          </table:table-cell>
          <table:table-cell/>
          <table:table-cell office:value-type="string" calcext:value-type="string">
            <text:p>hasMany</text:p>
          </table:table-cell>
          <table:table-cell/>
          <table:table-cell table:formula="of:=[.$H$42]" office:value-type="string" office:string-value="Issuance" calcext:value-type="string">
            <text:p>Issuance</text:p>
          </table:table-cell>
          <table:table-cell/>
          <table:table-cell table:style-name="ce9" table:formula="of:=[.N29]" office:value-type="string" office:string-value="status_id" calcext:value-type="string">
            <text:p>status_id</text:p>
          </table:table-cell>
          <table:table-cell/>
          <table:table-cell office:value-type="string" calcext:value-type="string">
            <text:p>hasMany</text:p>
          </table:table-cell>
          <table:table-cell/>
          <table:table-cell table:formula="of:=[.$H$7]" office:value-type="string" office:string-value="Landlord" calcext:value-type="string">
            <text:p>Landlord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9" office:value-type="string" calcext:value-type="string">
            <text:p>contract_id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$H$18]" office:value-type="string" office:string-value="Rent" calcext:value-type="string">
            <text:p>Rent</text:p>
          </table:table-cell>
          <table:table-cell/>
          <table:table-cell table:style-name="ce9" table:formula="of:=[.B57]" office:value-type="string" office:string-value="farm_id" calcext:value-type="string">
            <text:p>farm_id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" table:formula="of:=[.H8]" office:value-type="string" office:string-value="landlord_id" calcext:value-type="string">
            <text:p>landlord_i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0" office:value-type="string" calcext:value-type="string">
            <text:p>RentingWay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Rent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AnnualRent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3"/>
          <table:table-cell table:style-name="ce2" table:number-columns-repeated="1003"/>
        </table:table-row>
        <table:table-row table:style-name="ro1">
          <table:table-cell/>
          <table:table-cell office:value-type="string" calcext:value-type="string">
            <text:p>renting_way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ren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annual-ren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belongsTo</text:p>
          </table:table-cell>
          <table:table-cell/>
          <table:table-cell table:formula="of:=[.$H$7]" office:value-type="string" office:string-value="Landlord" calcext:value-type="string">
            <text:p>Landlord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hasMany</text:p>
          </table:table-cell>
          <table:table-cell/>
          <table:table-cell table:formula="of:=[.$H$18]" office:value-type="string" office:string-value="Rent" calcext:value-type="string">
            <text:p>Rent</text:p>
          </table:table-cell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B$18]" office:value-type="string" office:string-value="RentingWay" calcext:value-type="string">
            <text:p>RentingWay</text:p>
          </table:table-cell>
          <table:table-cell/>
          <table:table-cell table:style-name="ce8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asMany</text:p>
          </table:table-cell>
          <table:table-cell/>
          <table:table-cell table:formula="of:=[.$N$42]" office:value-type="string" office:string-value="Equivalent" calcext:value-type="string">
            <text:p>Equivalent</text:p>
          </table:table-cell>
          <table:table-cell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N$7]" office:value-type="string" office:string-value="Landshare" calcext:value-type="string">
            <text:p>Landshare</text:p>
          </table:table-cell>
          <table:table-cell/>
          <table:table-cell office:value-type="string" calcext:value-type="string">
            <text:p>year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1">
          <table:table-cell table:number-columns-repeated="7"/>
          <table:table-cell table:style-name="ce9" office:value-type="string" calcext:value-type="string">
            <text:p>landlord_id</text:p>
          </table:table-cell>
          <table:table-cell table:number-columns-repeated="5"/>
          <table:table-cell office:value-type="string" calcext:value-type="string">
            <text:p>amount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9" table:formula="of:=[.B19]" office:value-type="string" office:string-value="renting_way_id" calcext:value-type="string">
            <text:p>renting_way_i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 table:formula="of:=[.N8]" office:value-type="string" office:string-value="landshare_id" calcext:value-type="string">
            <text:p>landshare_i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mou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ontract</text:p>
          </table:table-cell>
          <table:table-cell table:style-name="ce15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1" office:value-type="string" calcext:value-type="string">
            <text:p>Address</text:p>
          </table:table-cell>
          <table:table-cell table:style-name="ce1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1" office:value-type="string" calcext:value-type="string">
            <text:p>Status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ntrac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table:style-name="ce18"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status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$N$7]" office:value-type="string" office:string-value="Landshare" calcext:value-type="string">
            <text:p>Landshare</text:p>
          </table:table-cell>
          <table:table-cell/>
          <table:table-cell office:value-type="string" calcext:value-type="string">
            <text:p>addreseable</text:p>
          </table:table-cell>
          <table:table-cell/>
          <table:table-cell office:value-type="string" calcext:value-type="string">
            <text:p>belongsTo</text:p>
          </table:table-cell>
          <table:table-cell table:formula="of:=[.$H$30]" office:value-type="string" office:string-value="addreseable" calcext:value-type="string">
            <text:p>addreseable</text:p>
          </table:table-cell>
          <table:table-cell table:number-columns-repeated="4"/>
          <table:table-cell office:value-type="string" calcext:value-type="string">
            <text:p>hasMany</text:p>
          </table:table-cell>
          <table:table-cell/>
          <table:table-cell table:formula="of:=[.$N$7]" office:value-type="string" office:string-value="Landshare" calcext:value-type="string">
            <text:p>Landshare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$H$7]" office:value-type="string" office:string-value="Landlord" calcext:value-type="string">
            <text:p>Landlord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B$56]" office:value-type="string" office:string-value="Farm" calcext:value-type="string">
            <text:p>Farm</text:p>
          </table:table-cell>
          <table:table-cell/>
          <table:table-cell table:style-name="ce9" office:value-type="string" calcext:value-type="string">
            <text:p>addreseable_id</text:p>
          </table:table-cell>
          <table:table-cell table:number-columns-repeated="5"/>
          <table:table-cell table:style-name="ce12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5"/>
          <table:table-cell table:style-name="ce9" office:value-type="string" calcext:value-type="string">
            <text:p>addreseable_type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One</text:p>
          </table:table-cell>
          <table:table-cell/>
          <table:table-cell table:formula="of:=[.$H$7]" office:value-type="string" office:string-value="Landlord" calcext:value-type="string">
            <text:p>Landlord</text:p>
          </table:table-cell>
          <table:table-cell/>
          <table:table-cell office:value-type="string" calcext:value-type="string">
            <text:p>region</text:p>
          </table:table-cell>
          <table:table-cell table:number-columns-repeated="1016"/>
        </table:table-row>
        <table:table-row table:style-name="ro1">
          <table:table-cell/>
          <table:table-cell table:style-name="ce9" table:formula="of:=[.N8]" office:value-type="string" office:string-value="landshare_id" calcext:value-type="string">
            <text:p>landshare_id</text:p>
          </table:table-cell>
          <table:table-cell table:number-columns-repeated="5"/>
          <table:table-cell office:value-type="string" calcext:value-type="string">
            <text:p>town</text:p>
          </table:table-cell>
          <table:table-cell table:number-columns-repeated="1016"/>
        </table:table-row>
        <table:table-row table:style-name="ro1">
          <table:table-cell/>
          <table:table-cell table:style-name="ce9" table:formula="of:=[.H8]" office:value-type="string" office:string-value="landlord_id" calcext:value-type="string">
            <text:p>landlord_id</text:p>
          </table:table-cell>
          <table:table-cell table:number-columns-repeated="5"/>
          <table:table-cell office:value-type="string" calcext:value-type="string">
            <text:p>stre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lidity</text:p>
          </table:table-cell>
          <table:table-cell table:number-columns-repeated="5"/>
          <table:table-cell office:value-type="string" calcext:value-type="string">
            <text:p>house_nu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xpiration_date</text:p>
          </table:table-cell>
          <table:table-cell table:number-columns-repeated="5"/>
          <table:table-cell office:value-type="string" calcext:value-type="string">
            <text:p>flat_num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farm_id</text:p>
          </table:table-cell>
          <table:table-cell table:number-columns-repeated="5"/>
          <table:table-cell office:value-type="string" calcext:value-type="string">
            <text:p>post_cod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e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OwnershipRight</text:p>
          </table:table-cell>
          <table:table-cell table:style-name="ce2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Issuance</text:p>
          </table:table-cell>
          <table:table-cell table:style-name="ce2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Equivalent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wnershiprigh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issuance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equivalent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hasMany</text:p>
          </table:table-cell>
          <table:table-cell/>
          <table:table-cell table:formula="of:=[.$H$7]" office:value-type="string" office:string-value="Landlord" calcext:value-type="string">
            <text:p>Landlord</text:p>
          </table:table-cell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$H$7]" office:value-type="string" office:string-value="Landlord" calcext:value-type="string">
            <text:p>Landlord</text:p>
          </table:table-cell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$B$18]" office:value-type="string" office:string-value="RentingWay" calcext:value-type="string">
            <text:p>RentingWay</text:p>
          </table:table-cell>
          <table:table-cell table:number-columns-repeated="1006"/>
        </table:table-row>
        <table:table-row table:style-name="ro1">
          <table:table-cell/>
          <table:table-cell table:style-name="ce12" office:value-type="string" calcext:value-type="string">
            <text:p>id</text:p>
          </table:table-cell>
          <table:table-cell table:number-columns-repeated="5"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B$56]" office:value-type="string" office:string-value="Farm" calcext:value-type="string">
            <text:p>Farm</text:p>
          </table:table-cell>
          <table:table-cell/>
          <table:table-cell table:style-name="ce12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H$56]" office:value-type="string" office:string-value="Place" calcext:value-type="string">
            <text:p>Place</text:p>
          </table:table-cell>
          <table:table-cell/>
          <table:table-cell office:value-type="string" calcext:value-type="string">
            <text:p>year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N$56]" office:value-type="string" office:string-value="Employee" calcext:value-type="string">
            <text:p>Employee</text:p>
          </table:table-cell>
          <table:table-cell/>
          <table:table-cell table:style-name="ce9" office:value-type="string" calcext:value-type="string">
            <text:p>renting_ways_id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9" table:formula="of:=[.H8]" office:value-type="string" office:string-value="landlord_id" calcext:value-type="string">
            <text:p>landlord_id</text:p>
          </table:table-cell>
          <table:table-cell table:number-columns-repeated="5"/>
          <table:table-cell office:value-type="string" calcext:value-type="string">
            <text:p>pric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9" table:formula="of:=[.B57]" office:value-type="string" office:string-value="farm_id" calcext:value-type="string">
            <text:p>farm_i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 table:formula="of:=[.H57]" office:value-type="string" office:string-value="place_id" calcext:value-type="string">
            <text:p>place_i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 table:formula="of:=[.N57]" office:value-type="string" office:string-value="employee_id" calcext:value-type="string">
            <text:p>employee_id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Farm</text:p>
          </table:table-cell>
          <table:table-cell table:style-name="ce2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Place</text:p>
          </table:table-cell>
          <table:table-cell table:style-name="ce2"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/>
          <table:table-cell table:style-name="ce10" office:value-type="string" calcext:value-type="string">
            <text:p>Employee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arm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place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/>
          <table:table-cell office:value-type="string" calcext:value-type="string">
            <text:p>employee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hasOne</text:p>
          </table:table-cell>
          <table:table-cell table:formula="of:=[.$H$30]" office:value-type="string" office:string-value="addreseable" calcext:value-type="string">
            <text:p>addreseable</text:p>
          </table:table-cell>
          <table:table-cell table:formula="of:=[.$H$28]" office:value-type="string" office:string-value="Address" calcext:value-type="string">
            <text:p>Address</text:p>
          </table:table-cell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$B$56]" office:value-type="string" office:string-value="Farm" calcext:value-type="string">
            <text:p>Farm</text:p>
          </table:table-cell>
          <table:table-cell table:number-columns-repeated="3"/>
          <table:table-cell office:value-type="string" calcext:value-type="string">
            <text:p>hasOne</text:p>
          </table:table-cell>
          <table:table-cell/>
          <table:table-cell table:formula="of:=[.$B$56]" office:value-type="string" office:string-value="Farm" calcext:value-type="string">
            <text:p>Farm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/>
          <table:table-cell office:value-type="string" calcext:value-type="string">
            <text:p>belongsTo</text:p>
          </table:table-cell>
          <table:table-cell/>
          <table:table-cell table:formula="of:=[.$N$56]" office:value-type="string" office:string-value="Employee" calcext:value-type="string">
            <text:p>Employee</text:p>
          </table:table-cell>
          <table:table-cell/>
          <table:table-cell table:style-name="ce8" office:value-type="string" calcext:value-type="string">
            <text:p>id</text:p>
          </table:table-cell>
          <table:table-cell table:number-columns-repeated="7"/>
          <table:table-cell office:value-type="string" calcext:value-type="string">
            <text:p>hasMany</text:p>
          </table:table-cell>
          <table:table-cell/>
          <table:table-cell table:formula="of:=[.$H$42]" office:value-type="string" office:string-value="Issuance" calcext:value-type="string">
            <text:p>Issuanc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hasOne</text:p>
          </table:table-cell>
          <table:table-cell table:formula="of:=[.$H$30]" office:value-type="string" office:string-value="addreseable" calcext:value-type="string">
            <text:p>addreseable</text:p>
          </table:table-cell>
          <table:table-cell table:formula="of:=[.$H$28]" office:value-type="string" office:string-value="Address" calcext:value-type="string">
            <text:p>Address</text:p>
          </table:table-cell>
          <table:table-cell/>
          <table:table-cell table:style-name="ce8" office:value-type="string" calcext:value-type="string">
            <text:p>id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hief_id (employee)</text:p>
          </table:table-cell>
          <table:table-cell/>
          <table:table-cell office:value-type="string" calcext:value-type="string">
            <text:p>hasMany</text:p>
          </table:table-cell>
          <table:table-cell/>
          <table:table-cell table:formula="of:=[.H$42]" office:value-type="string" office:string-value="Issuance" calcext:value-type="string">
            <text:p>Issuance</text:p>
          </table:table-cell>
          <table:table-cell/>
          <table:table-cell table:style-name="ce9" table:formula="of:=[.H29]" office:value-type="string" office:string-value="address" calcext:value-type="string">
            <text:p>address</text:p>
          </table:table-cell>
          <table:table-cell/>
          <table:table-cell office:value-type="string" calcext:value-type="string">
            <text:p>hasMany</text:p>
          </table:table-cell>
          <table:table-cell/>
          <table:table-cell table:formula="of:=[.$H$42]" office:value-type="string" office:string-value="Issuance" calcext:value-type="string">
            <text:p>Issuance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/>
          <table:table-cell table:style-name="ce9" table:formula="of:=[.H29]" office:value-type="string" office:string-value="address" calcext:value-type="string">
            <text:p>address</text:p>
          </table:table-cell>
          <table:table-cell table:number-columns-repeated="5"/>
          <table:table-cell table:style-name="ce9" table:formula="of:=[.B57]" office:value-type="string" office:string-value="farm_id" calcext:value-type="string">
            <text:p>farm_id</text:p>
          </table:table-cell>
          <table:table-cell table:number-columns-repeated="5"/>
          <table:table-cell office:value-type="string" calcext:value-type="string">
            <text:p>last_nam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surnam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position</text:p>
          </table:table-cell>
          <table:table-cell table:number-columns-repeated="1010"/>
        </table:table-row>
        <table:table-row table:style-name="ro1">
          <table:table-cell/>
          <table:table-cell table:style-name="ce11" office:value-type="string" calcext:value-type="string">
            <text:p>Field</text:p>
          </table:table-cell>
          <table:table-cell/>
          <table:table-cell table:style-name="ce16" office:value-type="string" calcext:value-type="string" table:number-columns-spanned="3" table:number-rows-spanned="1">
            <text:p>Relation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eld_id</text:p>
          </table:table-cell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ough</text:p>
          </table:table-cell>
          <table:table-cell table:style-name="ce2" office:value-type="string" calcext:value-type="string">
            <text:p>Mode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longsTo</text:p>
          </table:table-cell>
          <table:table-cell/>
          <table:table-cell table:formula="of:=[.$B$56]" office:value-type="string" office:string-value="Farm" calcext:value-type="string">
            <text:p>Farm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number-columns-repeated="1022"/>
        </table:table-row>
        <table:table-row table:style-name="ro1">
          <table:table-cell/>
          <table:table-cell table:style-name="ce9" table:formula="of:=[.B57]" office:value-type="string" office:string-value="farm_id" calcext:value-type="string">
            <text:p>farm_i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.00.0000</text:date>, <text:time style:data-style-name="N2" text:time-value="09:27:22.9042152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0:28:17.660496257</meta:creation-date>
    <dc:date>2018-01-05T15:44:27.032489426</dc:date>
    <meta:editing-duration>PT3H13M42S</meta:editing-duration>
    <meta:editing-cycles>13</meta:editing-cycles>
    <meta:generator>LibreOffice/5.1.6.2$Linux_X86_64 LibreOffice_project/10m0$Build-2</meta:generator>
    <meta:document-statistic meta:table-count="2" meta:cell-count="524" meta:object-count="0"/>
  </office:meta>
</office:document-meta>
</file>